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640000000B5067A7A030A5EB7D.png" manifest:media-type="image/png"/>
  <manifest:file-entry manifest:full-path="Pictures/100002010000038D000000019EFC040B9961A1F8.png" manifest:media-type="image/png"/>
  <manifest:file-entry manifest:full-path="Pictures/1000000000000020000000204B249CA79A42C6D7.png" manifest:media-type="image/png"/>
  <manifest:file-entry manifest:full-path="Pictures/100002010000025C0000006362D1F0227CA0901E.png" manifest:media-type="image/png"/>
  <manifest:file-entry manifest:full-path="Pictures/1000020100000898000006170F3FC1C274DE42C6.png" manifest:media-type="image/png"/>
  <manifest:file-entry manifest:full-path="Pictures/100002010000044D0000030C5F0D41E67D678B83.png" manifest:media-type="image/png"/>
  <manifest:file-entry manifest:full-path="Pictures/10000201000003BF0000020940588A0763EFD0E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Arial Unicode MS" svg:font-family="'Arial Unicode MS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URW Gothic L" svg:font-family="'URW Gothic L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7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8.95cm"/>
    </style:style>
    <style:style style:name="pr1" style:family="presentation" style:parent-style-name="template-presentation-macos-title">
      <style:graphic-properties draw:fill-color="#ffffff" draw:auto-grow-height="true" fo:min-height="3.4cm"/>
    </style:style>
    <style:style style:name="pr2" style:family="presentation" style:parent-style-name="template-presentation-macos-outline1">
      <style:graphic-properties draw:auto-grow-height="true" fo:min-height="0.998cm"/>
    </style:style>
    <style:style style:name="pr3" style:family="presentation" style:parent-style-name="template-presentation-macos-title">
      <style:graphic-properties draw:fill-color="#ffffff" draw:auto-grow-height="true" fo:min-height="4.702cm"/>
    </style:style>
    <style:style style:name="pr4" style:family="presentation" style:parent-style-name="template-presentation-macos-notes">
      <style:graphic-properties draw:fill-color="#ffffff" draw:auto-grow-height="true" fo:min-height="11.431cm"/>
    </style:style>
    <style:style style:name="pr5" style:family="presentation" style:parent-style-name="c2c_5f_slides-title">
      <style:graphic-properties draw:auto-grow-height="true" fo:min-height="1.28cm"/>
    </style:style>
    <style:style style:name="pr6" style:family="presentation" style:parent-style-name="c2c_5f_slides-outline1">
      <style:graphic-properties draw:auto-grow-height="true" fo:min-height="14.057cm"/>
    </style:style>
    <style:style style:name="pr7" style:family="presentation" style:parent-style-name="c2c_5f_slides-notes">
      <style:graphic-properties draw:fill-color="#ffffff" fo:min-height="11.431cm"/>
    </style:style>
    <style:style style:name="pr8" style:family="presentation" style:parent-style-name="c2c_5f_slides-title">
      <style:graphic-properties fo:min-height="1.28cm"/>
    </style:style>
    <style:style style:name="pr9" style:family="presentation" style:parent-style-name="c2c_5f_slides-outline1">
      <style:graphic-properties fo:min-height="14.057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fo:color="#3a75ac" fo:font-size="24pt" style:font-size-asian="24pt" style:font-size-complex="2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20pt" style:font-size-asian="20pt" style:font-size-complex="20pt"/>
    </style:style>
    <style:style style:name="P5" style:family="paragraph">
      <loext:graphic-properties draw:fill-color="#ffffff"/>
      <style:paragraph-properties fo:margin-left="0cm" fo:margin-right="0cm" fo:text-align="center" fo:text-indent="0cm"/>
      <style:text-properties fo:color="#666666" fo:font-size="20pt" fo:font-weight="normal" style:font-size-asian="20pt" style:font-weight-asian="normal" style:font-size-complex="20pt" style:font-weight-complex="normal"/>
    </style:style>
    <style:style style:name="P6" style:family="paragraph">
      <loext:graphic-properties draw:fill="none"/>
    </style:style>
    <style:style style:name="P7" style:family="paragraph">
      <loext:graphic-properties draw:fill-color="#ffffff"/>
      <style:paragraph-properties fo:margin-left="0cm" fo:margin-right="0cm" fo:text-indent="0cm"/>
    </style:style>
    <style:style style:name="P8" style:family="paragraph">
      <loext:graphic-properties draw:fill-color="#ffffff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text-properties fo:color="#333333" style:font-name="Courier 10 Pitch"/>
    </style:style>
    <style:style style:name="T1" style:family="text">
      <style:text-properties fo:color="#3a75ac" fo:font-size="24pt" style:font-size-asian="24pt" style:font-size-complex="24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color="#666666" fo:font-size="20pt" fo:font-weight="normal" style:font-size-asian="20pt" style:font-weight-asian="normal" style:font-size-complex="20pt" style:font-weight-complex="normal"/>
    </style:style>
    <style:style style:name="T4" style:family="text">
      <style:text-properties fo:color="#333333" style:font-name="Courier 10 Pitch"/>
    </style:style>
    <text:list-style style:name="L1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-">
        <style:list-level-properties text:min-label-width="0.507cm"/>
        <style:text-properties style:font-name="Arial" fo:color="#ff6309" fo:font-size="100%"/>
      </text:list-level-style-bullet>
      <text:list-level-style-bullet text:level="2" text:bullet-char="">
        <style:list-level-properties text:space-before="1.005cm" text:min-label-width="0.732cm"/>
        <style:text-properties fo:font-family="Wingdings" style:font-pitch="variable" style:font-charset="x-symbol" fo:color="#ff6309" fo:font-size="100%"/>
      </text:list-level-style-bullet>
      <text:list-level-style-bullet text:level="3" text:bullet-char="•">
        <style:list-level-properties text:space-before="2.235cm" text:min-label-width="0.507cm"/>
        <style:text-properties style:font-name="Arial" fo:color="#ff6309" fo:font-size="100%"/>
      </text:list-level-style-bullet>
      <text:list-level-style-bullet text:level="4" text:bullet-char="–">
        <style:list-level-properties text:space-before="3.241cm" text:min-label-width="0.485cm"/>
        <style:text-properties style:font-name="Arial" fo:color="#ff6309" fo:font-size="100%"/>
      </text:list-level-style-bullet>
      <text:list-level-style-bullet text:level="5" text:bullet-char="»">
        <style:list-level-properties text:space-before="4.233cm" text:min-label-width="0.507cm"/>
        <style:text-properties style:font-name="Arial" fo:color="#ff6309" fo:font-size="100%"/>
      </text:list-level-style-bullet>
      <text:list-level-style-bullet text:level="6" text:bullet-char="»">
        <style:list-level-properties text:space-before="4.233cm" text:min-label-width="0.507cm"/>
        <style:text-properties style:font-name="Arial" fo:color="#ff6309" fo:font-size="100%"/>
      </text:list-level-style-bullet>
      <text:list-level-style-bullet text:level="7" text:bullet-char="»">
        <style:list-level-properties text:space-before="4.233cm" text:min-label-width="0.507cm"/>
        <style:text-properties style:font-name="Arial" fo:color="#ff6309" fo:font-size="100%"/>
      </text:list-level-style-bullet>
      <text:list-level-style-bullet text:level="8" text:bullet-char="»">
        <style:list-level-properties text:space-before="4.233cm" text:min-label-width="0.507cm"/>
        <style:text-properties style:font-name="Arial" fo:color="#ff6309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4">
      <text:list-level-style-bullet text:level="1" text:bullet-char="g">
        <style:list-level-properties text:min-label-width="0.507cm"/>
        <style:text-properties fo:font-family="Webdings" style:font-family-generic="swiss" style:font-pitch="variable" fo:color="#ff6633" fo:font-size="2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fo:color="#ff6633" fo:font-size="100%"/>
      </text:list-level-style-bullet>
      <text:list-level-style-bullet text:level="3" text:bullet-char="●">
        <style:list-level-properties text:space-before="2.235cm" text:min-label-width="0.507cm"/>
        <style:text-properties fo:font-family="StarSymbol" style:font-charset="x-symbol" fo:color="#ff6633" fo:font-size="25%"/>
      </text:list-level-style-bullet>
      <text:list-level-style-bullet text:level="4" text:bullet-char="●">
        <style:list-level-properties text:space-before="3.241cm" text:min-label-width="0.485cm"/>
        <style:text-properties fo:font-family="StarSymbol" style:font-charset="x-symbol" fo:color="#ff6633" fo:font-size="25%"/>
      </text:list-level-style-bullet>
      <text:list-level-style-bullet text:level="5" text:bullet-char="●">
        <style:list-level-properties text:space-before="4.233cm" text:min-label-width="0.507cm"/>
        <style:text-properties fo:font-family="StarSymbol" style:font-charset="x-symbol" fo:color="#ff6633" fo:font-size="25%"/>
      </text:list-level-style-bullet>
      <text:list-level-style-bullet text:level="6" text:bullet-char="g">
        <style:list-level-properties text:space-before="4.233cm" text:min-label-width="0.507cm"/>
        <style:text-properties fo:font-family="Webdings" style:font-family-generic="swiss" style:font-pitch="variable" fo:color="#ff6633" fo:font-size="25%"/>
      </text:list-level-style-bullet>
      <text:list-level-style-bullet text:level="7" text:bullet-char="g">
        <style:list-level-properties text:space-before="4.233cm" text:min-label-width="0.507cm"/>
        <style:text-properties fo:font-family="Webdings" style:font-family-generic="swiss" style:font-pitch="variable" fo:color="#ff6633" fo:font-size="25%"/>
      </text:list-level-style-bullet>
      <text:list-level-style-bullet text:level="8" text:bullet-char="g">
        <style:list-level-properties text:space-before="4.233cm" text:min-label-width="0.507cm"/>
        <style:text-properties fo:font-family="Webdings" style:font-family-generic="swiss" style:font-pitch="variable" fo:color="#ff6633" fo:font-size="25%"/>
      </text:list-level-style-bullet>
      <text:list-level-style-bullet text:level="9" text:bullet-char="g">
        <style:list-level-properties text:space-before="4.8cm" text:min-label-width="0.6cm"/>
        <style:text-properties fo:font-family="Webdings" style:font-family-generic="swiss" style:font-pitch="variable" fo:color="#ff6633" fo:font-size="2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507cm"/>
        <style:text-properties fo:font-family="OpenSymbol" style:font-charset="x-symbol" fo:color="#ff6633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fo:color="#ff6633" fo:font-size="100%"/>
      </text:list-level-style-bullet>
      <text:list-level-style-bullet text:level="3" text:bullet-char="●">
        <style:list-level-properties text:space-before="2.235cm" text:min-label-width="0.507cm"/>
        <style:text-properties fo:font-family="StarSymbol" style:font-charset="x-symbol" fo:color="#ff6633" fo:font-size="25%"/>
      </text:list-level-style-bullet>
      <text:list-level-style-bullet text:level="4" text:bullet-char="●">
        <style:list-level-properties text:space-before="3.241cm" text:min-label-width="0.485cm"/>
        <style:text-properties fo:font-family="StarSymbol" style:font-charset="x-symbol" fo:color="#ff6633" fo:font-size="25%"/>
      </text:list-level-style-bullet>
      <text:list-level-style-bullet text:level="5" text:bullet-char="●">
        <style:list-level-properties text:space-before="4.233cm" text:min-label-width="0.507cm"/>
        <style:text-properties fo:font-family="StarSymbol" style:font-charset="x-symbol" fo:color="#ff6633" fo:font-size="25%"/>
      </text:list-level-style-bullet>
      <text:list-level-style-bullet text:level="6" text:bullet-char="g">
        <style:list-level-properties text:space-before="4.233cm" text:min-label-width="0.507cm"/>
        <style:text-properties fo:font-family="Webdings" style:font-family-generic="swiss" style:font-pitch="variable" fo:color="#ff6633" fo:font-size="25%"/>
      </text:list-level-style-bullet>
      <text:list-level-style-bullet text:level="7" text:bullet-char="g">
        <style:list-level-properties text:space-before="4.233cm" text:min-label-width="0.507cm"/>
        <style:text-properties fo:font-family="Webdings" style:font-family-generic="swiss" style:font-pitch="variable" fo:color="#ff6633" fo:font-size="25%"/>
      </text:list-level-style-bullet>
      <text:list-level-style-bullet text:level="8" text:bullet-char="g">
        <style:list-level-properties text:space-before="4.233cm" text:min-label-width="0.507cm"/>
        <style:text-properties fo:font-family="Webdings" style:font-family-generic="swiss" style:font-pitch="variable" fo:color="#ff6633" fo:font-size="25%"/>
      </text:list-level-style-bullet>
      <text:list-level-style-bullet text:level="9" text:bullet-char="g">
        <style:list-level-properties text:space-before="4.8cm" text:min-label-width="0.6cm"/>
        <style:text-properties fo:font-family="Webdings" style:font-family-generic="swiss" style:font-pitch="variable" fo:color="#ff6633" fo:font-size="2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emplate-presentation-macos" presentation:presentation-page-layout-name="AL1T19">
        <office:forms form:automatic-focus="false" form:apply-design-mode="false"/>
        <draw:frame presentation:style-name="pr1" draw:text-style-name="P2" draw:layer="layout" svg:width="25.6cm" svg:height="3.4cm" svg:x="2.2cm" svg:y="10.4cm" presentation:class="title" presentation:user-transformed="true">
          <draw:text-box>
            <text:p text:style-name="P1"><text:span text:style-name="T1">Du SIG à une base de données de référence décisionnelle, Quelle architecture de base de données ?</text:span></text:p>
          </draw:text-box>
        </draw:frame>
        <draw:frame presentation:style-name="pr2" draw:text-style-name="P4" draw:layer="layout" svg:width="21.5cm" svg:height="0.998cm" svg:x="6.6cm" svg:y="17.8cm" presentation:class="outline" presentation:user-transformed="true">
          <draw:text-box>
            <text:p text:style-name="P3"><text:span text:style-name="T2">Régis Haubourg, 19 juin 2019</text:span></text:p>
          </draw:text-box>
        </draw:frame>
        <draw:frame presentation:style-name="pr3" draw:text-style-name="P5" draw:layer="layout" svg:width="25cm" svg:height="4.702cm" svg:x="2.3cm" svg:y="13.398cm" presentation:class="title" presentation:user-transformed="true">
          <draw:text-box>
            <text:p text:style-name="P1"><text:span text:style-name="T3">Comment survivre à l'anarchie pour maintenir une base de données de référence sur le long terme</text:span></text:p>
          </draw:text-box>
        </draw:frame>
        <draw:frame draw:style-name="gr1" draw:text-style-name="P6" draw:layer="layout" svg:width="1.556cm" svg:height="0.963cm" svg:x="-1.422cm" svg:y="11.114cm">
          <draw:text-box>
            <text:p>png</text:p>
          </draw:text-box>
        </draw:frame>
        <presentation:notes draw:style-name="dp2">
          <draw:page-thumbnail draw:style-name="gr2" draw:layer="layout" svg:width="12.7cm" svg:height="9.526cm" svg:x="3.175cm" svg:y="1.904cm" draw:page-number="1" presentation:class="page"/>
          <draw:frame presentation:style-name="pr4" draw:text-style-name="P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" draw:style-name="dp3" draw:master-page-name="c2c_5f_slides" presentation:presentation-page-layout-name="AL2T1">
        <office:forms form:automatic-focus="false" form:apply-design-mode="false"/>
        <draw:frame presentation:style-name="pr5" draw:layer="layout" svg:width="27.396cm" svg:height="1.28cm" svg:x="1.5cm" svg:y="1.22cm" presentation:class="title">
          <draw:text-box>
            <text:p>Titre</text:p>
          </draw:text-box>
        </draw:frame>
        <draw:frame presentation:style-name="pr6" draw:layer="layout" svg:width="26.401cm" svg:height="14.057cm" svg:x="1.599cm" svg:y="3.642cm" presentation:class="outline">
          <draw:text-box>
            <text:list text:style-name="L4">
              <text:list-item>
                <text:p>Titre</text:p>
                <text:list>
                  <text:list-item>
                    <text:p>Sous titre</text:p>
                    <text:list>
                      <text:list-item>
                        <text:p>Sous sous titre</text:p>
                        <text:list>
                          <text:list-item>
                            <text:p>Sous sous sous titre</text:p>
                          </text:list-item>
                        </text:list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" presentation:class="page"/>
          <draw:frame presentation:style-name="pr7" draw:text-style-name="P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" draw:style-name="dp3" draw:master-page-name="c2c_5f_slides" presentation:presentation-page-layout-name="AL2T1">
        <office:forms form:automatic-focus="false" form:apply-design-mode="false"/>
        <draw:frame presentation:style-name="pr5" draw:layer="layout" svg:width="27.396cm" svg:height="1.28cm" svg:x="1.5cm" svg:y="1.22cm" presentation:class="title">
          <draw:text-box>
            <text:p>Me</text:p>
          </draw:text-box>
        </draw:frame>
        <draw:frame presentation:style-name="pr6" draw:layer="layout" svg:width="26.401cm" svg:height="14.057cm" svg:x="1.599cm" svg:y="3.642cm" presentation:class="outline">
          <draw:text-box>
            <text:list text:style-name="L4">
              <text:list-item>
                <text:p>Régis Haubourg</text:p>
                <text:list>
                  <text:list-item>
                    <text:p>Ancien administrateur de données SIG</text:p>
                  </text:list-item>
                  <text:list-item>
                    <text:p>Expert SIG Open Source chez Oslandia (PostGIS / QGIS) </text:p>
                    <text:list>
                      <text:list-item>
                        <text:p>Président de l’OSGeo-FR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" draw:text-style-name="P9" draw:layer="layout" svg:width="26.2cm" svg:height="10.4cm" svg:x="1.8cm" svg:y="8.2cm">
          <text:p/>
          <draw:enhanced-geometry svg:viewBox="0 0 21600 21600" draw:type="rectangle" draw:enhanced-path="M 0 0 L 21600 0 21600 21600 0 21600 0 0 Z N"/>
        </draw:custom-shape>
        <draw:frame draw:style-name="gr4" draw:text-style-name="P10" draw:layer="layout" svg:width="25cm" svg:height="9.2cm" svg:x="2.4cm" svg:y="8.8cm">
          <draw:text-box>
            <text:p><text:span text:style-name="T4">code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3" presentation:class="page"/>
          <draw:frame presentation:style-name="pr7" draw:text-style-name="P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" draw:style-name="dp3" draw:master-page-name="c2c_5f_slides" presentation:presentation-page-layout-name="AL2T1">
        <office:forms form:automatic-focus="false" form:apply-design-mode="false"/>
        <draw:frame presentation:style-name="pr8" draw:layer="layout" svg:width="27.396cm" svg:height="1.28cm" svg:x="1.5cm" svg:y="1.22cm" presentation:class="title">
          <draw:text-box>
            <text:p>SIG ? </text:p>
          </draw:text-box>
        </draw:frame>
        <draw:frame presentation:style-name="pr9" draw:layer="layout" svg:width="26.401cm" svg:height="14.057cm" svg:x="1.599cm" svg:y="3.642cm" presentation:class="outline" presentation:user-transformed="true">
          <draw:text-box>
            <text:list text:style-name="L5">
              <text:list-item>
                <text:p>Système d’Information géographique</text:p>
              </text:list-item>
            </text:list>
            <text:list text:style-name="L4">
              <text:list-item>
                <text:p>Sondage : </text:p>
                <text:list>
                  <text:list-item>
                    <text:p>Combien dans la salle utilisent PostGIS ?</text:p>
                  </text:list-item>
                  <text:list-item>
                    <text:p>Combien ont découvert PostgreSQL par la géomatique ?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6cm" svg:x="3.175cm" svg:y="1.904cm" draw:page-number="4" presentation:class="page"/>
          <draw:frame presentation:style-name="pr7" draw:text-style-name="P8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Arial Unicode MS" svg:font-family="'Arial Unicode MS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URW Gothic L" svg:font-family="'URW Gothic L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e_20_1" draw:display-name="Bitmape 1" xlink:href="Pictures/1000000000000020000000204B249CA79A42C6D7.png" xlink:type="simple" xlink:show="embed" xlink:actuate="onLoad"/>
    <draw:fill-image draw:name="oslandia_5f_background_5f_page" draw:display-name="oslandia_background_page" xlink:href="Pictures/1000020100000898000006170F3FC1C274DE42C6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CH" style:font-name-asian="Arial Unicode MS" style:font-size-asian="24pt" style:language-asian="en" style:country-asian="US" style:font-name-complex="Tahoma" style:font-size-complex="24pt" style:language-complex="en" style:country-complex="US"/>
    </style:default-style>
    <style:style style:name="standard" style:family="graphic">
      <style:graphic-properties draw:stroke="solid" draw:stroke-dash="Dashed_20__28_var_29__20_3" svg:stroke-width="0cm" svg:stroke-color="#b2b2b2" draw:marker-start-width="0.3cm" draw:marker-start-center="false" draw:marker-end-width="0.3cm" draw:marker-end-center="false" draw:fill="solid" draw:fill-color="#eeeeee" draw:opacity="10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100%">
        <text:list-style style:name="standard">
          <text:list-level-style-bullet text:level="1" text:bullet-char="•">
            <style:list-level-properties/>
            <style:text-properties style:font-name="Arial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 Unicode MS" style:font-family-asian="'Arial Unicode MS'" style:font-pitch-asian="variable" style:font-size-asian="18pt" style:font-style-asian="normal" style:font-weight-asian="normal" style:font-name-complex="Tahoma" style:font-family-complex="Tahoma" style:font-pitch-complex="variable" style:font-size-complex="18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marker-end="Arrow" draw:fill="none" draw:fill-image-name="Bitmape_20_1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c2c_5f_slides-background" style:display-name="c2c_slides-background" style:family="presentation">
      <style:graphic-properties draw:stroke="none" draw:fill="bitmap" draw:fill-color="#ffffff" draw:fill-image-name="oslandia_5f_background_5f_page" draw:fill-image-width="0cm" draw:fill-image-height="0cm" draw:textarea-horizontal-align="center" draw:textarea-vertical-align="middle" draw:shadow="hidden"/>
      <style:paragraph-properties fo:margin-left="0cm" fo:margin-right="1cm" fo:margin-top="1cm" fo:margin-bottom="1cm" fo:text-align="center" fo:text-indent="0cm"/>
    </style:style>
    <style:style style:name="c2c_5f_slides-backgroundobjects" style:display-name="c2c_slides-backgroundobjects" style:family="presentation">
      <style:graphic-properties draw:shadow="hidden" draw:shadow-offset-x="0.3cm" draw:shadow-offset-y="0.3cm" draw:shadow-color="#808080">
        <text:list-style style:name="c2c_5f_slides-backgroundobjects" style:display-name="c2c_slides-backgroundobjects">
          <text:list-level-style-bullet text:level="1" text:bullet-char="•">
            <style:list-level-properties/>
            <style:text-properties style:font-name="Arial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c2c_5f_slides-notes" style:display-name="c2c_slides-notes" style:family="presentation">
      <style:graphic-properties draw:stroke="none" draw:fill="none">
        <text:list-style style:name="c2c_5f_slides-notes" style:display-name="c2c_slides-notes">
          <text:list-level-style-bullet text:level="1" text:bullet-char="•">
            <style:list-level-properties/>
            <style:text-properties style:font-name="Arial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swiss" style:font-pitch="variable" fo:font-size="12pt" fo:font-style="normal" fo:text-shadow="none" style:text-underline-style="none" fo:font-weight="normal" style:font-name-asian="Arial Unicode MS" style:font-family-asian="'Arial Unicode MS'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font-relief="none"/>
    </style:style>
    <style:style style:name="c2c_5f_slides-outline1" style:display-name="c2c_slides-outline1" style:family="presentation">
      <style:graphic-properties draw:stroke="none" draw:fill="none">
        <text:list-style style:name="c2c_5f_slides-outline1" style:display-name="c2c_slides-outline1">
          <text:list-level-style-bullet text:level="1" text:bullet-char="g">
            <style:list-level-properties text:min-label-width="0.507cm"/>
            <style:text-properties fo:font-family="Webdings" style:font-family-generic="swiss" style:font-pitch="variable" fo:color="#ff6633" fo:font-size="25%"/>
          </text:list-level-style-bullet>
          <text:list-level-style-bullet text:level="2" text:bullet-char="•">
            <style:list-level-properties text:space-before="1.5cm" text:min-label-width="0.9cm"/>
            <style:text-properties fo:font-family="StarSymbol" style:font-charset="x-symbol" fo:color="#ff6633" fo:font-size="100%"/>
          </text:list-level-style-bullet>
          <text:list-level-style-bullet text:level="3" text:bullet-char="●">
            <style:list-level-properties text:space-before="2.235cm" text:min-label-width="0.507cm"/>
            <style:text-properties fo:font-family="StarSymbol" style:font-charset="x-symbol" fo:color="#ff6633" fo:font-size="25%"/>
          </text:list-level-style-bullet>
          <text:list-level-style-bullet text:level="4" text:bullet-char="●">
            <style:list-level-properties text:space-before="3.241cm" text:min-label-width="0.485cm"/>
            <style:text-properties fo:font-family="StarSymbol" style:font-charset="x-symbol" fo:color="#ff6633" fo:font-size="25%"/>
          </text:list-level-style-bullet>
          <text:list-level-style-bullet text:level="5" text:bullet-char="●">
            <style:list-level-properties text:space-before="4.233cm" text:min-label-width="0.507cm"/>
            <style:text-properties fo:font-family="StarSymbol" style:font-charset="x-symbol" fo:color="#ff6633" fo:font-size="25%"/>
          </text:list-level-style-bullet>
          <text:list-level-style-bullet text:level="6" text:bullet-char="g">
            <style:list-level-properties text:space-before="4.233cm" text:min-label-width="0.507cm"/>
            <style:text-properties fo:font-family="Webdings" style:font-family-generic="swiss" style:font-pitch="variable" fo:color="#ff6633" fo:font-size="25%"/>
          </text:list-level-style-bullet>
          <text:list-level-style-bullet text:level="7" text:bullet-char="g">
            <style:list-level-properties text:space-before="4.233cm" text:min-label-width="0.507cm"/>
            <style:text-properties fo:font-family="Webdings" style:font-family-generic="swiss" style:font-pitch="variable" fo:color="#ff6633" fo:font-size="25%"/>
          </text:list-level-style-bullet>
          <text:list-level-style-bullet text:level="8" text:bullet-char="g">
            <style:list-level-properties text:space-before="4.233cm" text:min-label-width="0.507cm"/>
            <style:text-properties fo:font-family="Webdings" style:font-family-generic="swiss" style:font-pitch="variable" fo:color="#ff6633" fo:font-size="25%"/>
          </text:list-level-style-bullet>
          <text:list-level-style-bullet text:level="9" text:bullet-char="g">
            <style:list-level-properties text:space-before="4.8cm" text:min-label-width="0.6cm"/>
            <style:text-properties fo:font-family="Webdings" style:font-family-generic="swiss" style:font-pitch="variable" fo:color="#ff6633" fo:font-size="2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cm" fo:margin-bottom="0cm" fo:line-height="100%" fo:text-align="start" fo:text-indent="0cm" style:punctuation-wrap="hanging" style:line-break="strict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  <style:tab-stop style:position="27.432cm"/>
        </style:tab-stops>
      </style:paragraph-properties>
      <style:text-properties fo:color="#427bb3" style:text-outline="false" style:text-line-through-style="none" style:text-line-through-type="none" style:text-position="0% 100%" style:font-name="URW Gothic L" fo:font-family="'URW Gothic L'" style:font-family-generic="swiss" style:font-pitch="variable" fo:font-size="24pt" fo:font-style="normal" fo:text-shadow="none" style:text-underline-style="none" fo:font-weight="normal" style:font-name-asian="Arial Unicode MS" style:font-family-asian="'Arial Unicode MS'" style:font-pitch-asian="variable" style:font-size-asian="24pt" style:font-style-asian="normal" style:font-weight-asian="normal" style:font-name-complex="Tahoma" style:font-family-complex="Tahoma" style:font-pitch-complex="variable" style:font-size-complex="24pt" style:font-style-complex="normal" style:font-weight-complex="normal" style:font-relief="none"/>
    </style:style>
    <style:style style:name="c2c_5f_slides-outline2" style:display-name="c2c_slides-outline2" style:family="presentation" style:parent-style-name="c2c_5f_slides-outline1">
      <style:paragraph-properties fo:margin-left="0cm" fo:margin-right="0cm" fo:margin-top="0.6cm" fo:margin-bottom="0cm" fo:line-height="100%" fo:text-align="start" fo:text-indent="0cm" style:punctuation-wrap="hanging" style:line-break="strict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  <style:tab-stop style:position="26.202cm"/>
        </style:tab-stops>
      </style:paragraph-properties>
      <style:text-properties fo:color="#808080" style:text-line-through-style="none" style:text-line-through-type="none" style:text-position="0% 100%" style:font-name="URW Gothic L" fo:font-family="'URW Gothic L'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c2c_5f_slides-outline3" style:display-name="c2c_slides-outline3" style:family="presentation" style:parent-style-name="c2c_5f_slides-outline2">
      <style:paragraph-properties fo:margin-left="0cm" fo:margin-right="0cm" fo:margin-top="0.3cm" fo:margin-bottom="0cm" fo:line-height="100%" fo:text-align="start" fo:text-indent="0cm" style:punctuation-wrap="hanging" style:line-break="strict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808080" style:text-line-through-style="none" style:text-line-through-type="none" style:text-position="0% 100%" style:font-name="URW Gothic L" fo:font-family="'URW Gothic L'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c2c_5f_slides-outline4" style:display-name="c2c_slides-outline4" style:family="presentation" style:parent-style-name="c2c_5f_slides-outline3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808080" style:text-line-through-style="none" style:text-line-through-type="none" style:text-position="0% 100%" style:font-name="URW Gothic L" fo:font-family="'URW Gothic L'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c2c_5f_slides-outline5" style:display-name="c2c_slides-outline5" style:family="presentation" style:parent-style-name="c2c_5f_slides-outline4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808080" style:text-line-through-style="none" style:text-line-through-type="none" style:text-position="0% 100%" style:font-name="URW Gothic L" fo:font-family="'URW Gothic L'" style:font-family-generic="swiss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c2c_5f_slides-outline6" style:display-name="c2c_slides-outline6" style:family="presentation" style:parent-style-name="c2c_5f_slides-outline5">
      <style:paragraph-properties fo:margin-left="4.74cm" fo:margin-right="0cm" fo:margin-top="0.141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c2c_5f_slides-outline7" style:display-name="c2c_slides-outline7" style:family="presentation" style:parent-style-name="c2c_5f_slides-outline6">
      <style:paragraph-properties fo:margin-left="4.74cm" fo:margin-right="0cm" fo:margin-top="0.141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c2c_5f_slides-outline8" style:display-name="c2c_slides-outline8" style:family="presentation" style:parent-style-name="c2c_5f_slides-outline7">
      <style:paragraph-properties fo:margin-left="4.74cm" fo:margin-right="0cm" fo:margin-top="0.141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c2c_5f_slides-outline9" style:display-name="c2c_slides-outline9" style:family="presentation" style:parent-style-name="c2c_5f_slides-outline8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808080" style:text-line-through-style="none" style:text-line-through-type="none" style:text-position="0% 100%" style:font-name="URW Gothic L" fo:font-family="'URW Gothic L'" style:font-family-generic="swiss" style:font-pitch="variable" fo:font-size="12pt" fo:font-style="normal" fo:text-shadow="none" style:text-underline-style="none" fo:font-weight="normal" style:font-size-asian="12pt" style:font-size-complex="12pt" style:font-relief="none"/>
    </style:style>
    <style:style style:name="c2c_5f_slides-subtitle" style:display-name="c2c_slides-subtitle" style:family="presentation">
      <style:graphic-properties draw:stroke="none" draw:fill="none" draw:textarea-vertical-align="middle">
        <text:list-style style:name="c2c_5f_slides-subtitle" style:display-name="c2c_slides-subtitle">
          <text:list-level-style-bullet text:level="1" text:bullet-char="-">
            <style:list-level-properties/>
            <style:text-properties style:font-name="Arial" fo:color="#000000" fo:font-size="100%"/>
          </text:list-level-style-bullet>
          <text:list-level-style-bullet text:level="2" text:bullet-char="">
            <style:list-level-properties text:space-before="1.005cm" text:min-label-width="0.265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•">
            <style:list-level-properties text:space-before="2.235cm" text:min-label-width="0.30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241cm" text:min-label-width="0.569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4.233cm" text:min-label-width="0.847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4.233cm" text:min-label-width="0.847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4.233cm" text:min-label-width="0.847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4.233cm" text:min-label-width="0.847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4.233cm" text:min-label-width="0.847cm"/>
            <style:text-properties style:font-name="Arial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bold" style:font-name-asian="Arial Unicode MS" style:font-family-asian="'Arial Unicode MS'" style:font-pitch-asian="variable" style:font-size-asian="18pt" style:font-style-asian="normal" style:font-weight-asian="normal" style:font-name-complex="Tahoma" style:font-family-complex="Tahoma" style:font-pitch-complex="variable" style:font-size-complex="18pt" style:font-style-complex="normal" style:font-weight-complex="normal" style:font-relief="none"/>
    </style:style>
    <style:style style:name="c2c_5f_slides-title" style:display-name="c2c_slides-title" style:family="presentation">
      <style:graphic-properties draw:stroke="none" draw:fill="none" draw:textarea-vertical-align="middle">
        <text:list-style style:name="c2c_5f_slides-title" style:display-name="c2c_slides-title">
          <text:list-level-style-bullet text:level="1" text:bullet-char="•">
            <style:list-level-properties/>
            <style:text-properties style:font-name="Arial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66666" style:text-outline="false" style:text-line-through-style="none" style:text-line-through-type="none" style:text-position="0% 100%" style:font-name="URW Gothic L" fo:font-family="'URW Gothic L'" style:font-family-generic="swiss" style:font-pitch="variable" fo:font-size="26pt" fo:font-style="normal" fo:text-shadow="none" style:text-underline-style="none" fo:font-weight="normal" style:font-name-asian="Arial Unicode MS" style:font-family-asian="'Arial Unicode MS'" style:font-pitch-asian="variable" style:font-size-asian="26pt" style:font-style-asian="normal" style:font-weight-asian="normal" style:font-name-complex="Tahoma" style:font-family-complex="Tahoma" style:font-pitch-complex="variable" style:font-size-complex="26pt" style:font-style-complex="normal" style:font-weight-complex="normal" style:font-relief="none"/>
    </style:style>
    <style:style style:name="template-presentation-macos-background" style:family="presentation">
      <style:graphic-properties draw:stroke="none" draw:fill="bitmap" draw:fill-color="#ffffff" draw:fill-image-name="oslandia_5f_background_5f_page" draw:fill-image-width="0cm" draw:fill-image-height="0cm" draw:textarea-horizontal-align="center" draw:textarea-vertical-align="middle" draw:shadow="hidden"/>
      <style:paragraph-properties fo:text-align="center"/>
    </style:style>
    <style:style style:name="template-presentation-macos-backgroundobjects" style:family="presentation">
      <style:graphic-properties draw:shadow="hidden" draw:shadow-offset-x="0.3cm" draw:shadow-offset-y="0.3cm" draw:shadow-color="#808080"/>
    </style:style>
    <style:style style:name="template-presentation-macos-notes" style:family="presentation">
      <style:graphic-properties draw:stroke="none" draw:fill="none">
        <text:list-style style:name="template-presentation-macos-notes">
          <text:list-level-style-bullet text:level="1" text:bullet-char="•">
            <style:list-level-properties/>
            <style:text-properties style:font-name="Arial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swiss" style:font-pitch="variable" fo:font-size="12pt" fo:font-style="normal" fo:text-shadow="none" style:text-underline-style="none" fo:font-weight="normal" style:font-name-asian="Arial Unicode MS" style:font-family-asian="'Arial Unicode MS'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font-relief="none"/>
    </style:style>
    <style:style style:name="template-presentation-macos-outline1" style:family="presentation">
      <style:graphic-properties draw:stroke="none" draw:fill="none">
        <text:list-style style:name="template-presentation-macos-outline1">
          <text:list-level-style-bullet text:level="1" text:bullet-char="-">
            <style:list-level-properties text:min-label-width="0.507cm"/>
            <style:text-properties style:font-name="Arial" fo:color="#ff6309" fo:font-size="100%"/>
          </text:list-level-style-bullet>
          <text:list-level-style-bullet text:level="2" text:bullet-char="">
            <style:list-level-properties text:space-before="1.005cm" text:min-label-width="0.732cm"/>
            <style:text-properties fo:font-family="Wingdings" style:font-pitch="variable" style:font-charset="x-symbol" fo:color="#ff6309" fo:font-size="100%"/>
          </text:list-level-style-bullet>
          <text:list-level-style-bullet text:level="3" text:bullet-char="•">
            <style:list-level-properties text:space-before="2.235cm" text:min-label-width="0.507cm"/>
            <style:text-properties style:font-name="Arial" fo:color="#ff6309" fo:font-size="100%"/>
          </text:list-level-style-bullet>
          <text:list-level-style-bullet text:level="4" text:bullet-char="–">
            <style:list-level-properties text:space-before="3.241cm" text:min-label-width="0.485cm"/>
            <style:text-properties style:font-name="Arial" fo:color="#ff6309" fo:font-size="100%"/>
          </text:list-level-style-bullet>
          <text:list-level-style-bullet text:level="5" text:bullet-char="»">
            <style:list-level-properties text:space-before="4.233cm" text:min-label-width="0.507cm"/>
            <style:text-properties style:font-name="Arial" fo:color="#ff6309" fo:font-size="100%"/>
          </text:list-level-style-bullet>
          <text:list-level-style-bullet text:level="6" text:bullet-char="»">
            <style:list-level-properties text:space-before="4.233cm" text:min-label-width="0.507cm"/>
            <style:text-properties style:font-name="Arial" fo:color="#ff6309" fo:font-size="100%"/>
          </text:list-level-style-bullet>
          <text:list-level-style-bullet text:level="7" text:bullet-char="»">
            <style:list-level-properties text:space-before="4.233cm" text:min-label-width="0.507cm"/>
            <style:text-properties style:font-name="Arial" fo:color="#ff6309" fo:font-size="100%"/>
          </text:list-level-style-bullet>
          <text:list-level-style-bullet text:level="8" text:bullet-char="»">
            <style:list-level-properties text:space-before="4.233cm" text:min-label-width="0.507cm"/>
            <style:text-properties style:font-name="Arial" fo:color="#ff6309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507cm" fo:margin-right="0cm" fo:margin-top="0.211cm" fo:margin-bottom="0cm" fo:line-height="100%" fo:text-align="start" fo:text-indent="0cm" style:punctuation-wrap="hanging" style:line-break="strict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  <style:tab-stop style:position="27.432cm"/>
        </style:tab-stops>
      </style:paragraph-properties>
      <style:text-properties fo:color="#999999" style:text-outline="false" style:text-line-through-style="none" style:text-line-through-type="none" style:text-position="0% 100%" style:font-name="URW Gothic L" fo:font-family="'URW Gothic L'" style:font-family-generic="swiss" style:font-pitch="variable" fo:font-size="20pt" fo:font-style="normal" fo:text-shadow="none" style:text-underline-style="none" fo:font-weight="normal" style:font-name-asian="Arial Unicode MS" style:font-family-asian="'Arial Unicode MS'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font-relief="none"/>
    </style:style>
    <style:style style:name="template-presentation-macos-outline2" style:family="presentation" style:parent-style-name="template-presentation-macos-outline1">
      <style:paragraph-properties fo:margin-left="1.737cm" fo:margin-right="0cm" fo:margin-top="0.176cm" fo:margin-bottom="0cm" fo:line-height="100%" fo:text-align="start" fo:text-indent="0cm" style:punctuation-wrap="hanging" style:line-break="strict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  <style:tab-stop style:position="26.202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emplate-presentation-macos-outline3" style:family="presentation" style:parent-style-name="template-presentation-macos-outline2">
      <style:paragraph-properties fo:margin-left="2.742cm" fo:margin-right="0cm" fo:margin-top="0.158cm" fo:margin-bottom="0cm" fo:line-height="100%" fo:text-align="start" fo:text-indent="0cm" style:punctuation-wrap="hanging" style:line-break="strict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template-presentation-macos-outline4" style:family="presentation" style:parent-style-name="template-presentation-macos-outline3">
      <style:paragraph-properties fo:margin-left="3.726cm" fo:margin-right="0cm" fo:margin-top="0.141cm" fo:margin-bottom="0cm" fo:line-height="100%" fo:text-align="start" fo:text-indent="0cm" style:punctuation-wrap="hanging" style:line-break="strict">
        <style:tab-stops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template-presentation-macos-outline5" style:family="presentation" style:parent-style-name="template-presentation-macos-outline4">
      <style:paragraph-properties fo:margin-left="4.74cm" fo:margin-right="0cm" fo:margin-top="0.141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template-presentation-macos-outline6" style:family="presentation" style:parent-style-name="template-presentation-macos-outline5">
      <style:paragraph-properties fo:margin-left="4.74cm" fo:margin-right="0cm" fo:margin-top="0.141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template-presentation-macos-outline7" style:family="presentation" style:parent-style-name="template-presentation-macos-outline6">
      <style:paragraph-properties fo:margin-left="4.74cm" fo:margin-right="0cm" fo:margin-top="0.141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template-presentation-macos-outline8" style:family="presentation" style:parent-style-name="template-presentation-macos-outline7">
      <style:paragraph-properties fo:margin-left="4.74cm" fo:margin-right="0cm" fo:margin-top="0.141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template-presentation-macos-outline9" style:family="presentation" style:parent-style-name="template-presentation-macos-outline8">
      <style:paragraph-properties fo:margin-left="4.74cm" fo:margin-right="0cm" fo:margin-top="0.141cm" fo:margin-bottom="0cm" fo:line-height="100%" fo:text-align="start" fo:text-indent="0cm" style:punctuation-wrap="hanging" style:line-break="strict">
        <style:tab-stops>
          <style:tab-stop style:position="0.339cm"/>
          <style:tab-stop style:position="2.879cm"/>
          <style:tab-stop style:position="5.419cm"/>
          <style:tab-stop style:position="7.959cm"/>
          <style:tab-stop style:position="10.499cm"/>
          <style:tab-stop style:position="13.039cm"/>
          <style:tab-stop style:position="15.579cm"/>
          <style:tab-stop style:position="18.119cm"/>
          <style:tab-stop style:position="20.659cm"/>
          <style:tab-stop style:position="23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template-presentation-macos-subtitle" style:family="presentation">
      <style:graphic-properties draw:stroke="none" draw:fill="none" draw:textarea-vertical-align="middle">
        <text:list-style style:name="template-presentation-macos-subtitle">
          <text:list-level-style-bullet text:level="1" text:bullet-char="-">
            <style:list-level-properties/>
            <style:text-properties style:font-name="Arial" fo:color="#000000" fo:font-size="100%"/>
          </text:list-level-style-bullet>
          <text:list-level-style-bullet text:level="2" text:bullet-char="">
            <style:list-level-properties text:space-before="1.005cm" text:min-label-width="0.265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•">
            <style:list-level-properties text:space-before="2.235cm" text:min-label-width="0.30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241cm" text:min-label-width="0.569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4.233cm" text:min-label-width="0.847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4.233cm" text:min-label-width="0.847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4.233cm" text:min-label-width="0.847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4.233cm" text:min-label-width="0.847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4.233cm" text:min-label-width="0.847cm"/>
            <style:text-properties style:font-name="Arial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bold" style:font-name-asian="Arial Unicode MS" style:font-family-asian="'Arial Unicode MS'" style:font-pitch-asian="variable" style:font-size-asian="18pt" style:font-style-asian="normal" style:font-weight-asian="normal" style:font-name-complex="Tahoma" style:font-family-complex="Tahoma" style:font-pitch-complex="variable" style:font-size-complex="18pt" style:font-style-complex="normal" style:font-weight-complex="normal" style:font-relief="none"/>
    </style:style>
    <style:style style:name="template-presentation-macos-title" style:family="presentation">
      <style:graphic-properties draw:stroke="none" draw:fill="none" draw:textarea-vertical-align="middle">
        <text:list-style style:name="template-presentation-macos-title">
          <text:list-level-style-bullet text:level="1" text:bullet-char="•">
            <style:list-level-properties/>
            <style:text-properties style:font-name="Arial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66666" style:text-outline="false" style:text-line-through-style="none" style:text-line-through-type="none" style:text-position="0% 100%" style:font-name="URW Gothic L" fo:font-family="'URW Gothic L'" style:font-family-generic="swiss" style:font-pitch="variable" fo:font-size="36pt" fo:font-style="normal" fo:text-shadow="none" style:text-underline-style="none" fo:font-weight="normal" style:font-name-asian="Arial Unicode MS" style:font-family-asian="'Arial Unicode MS'" style:font-pitch-asian="variable" style:font-size-asian="36pt" style:font-style-asian="normal" style:font-weight-asian="normal" style:font-name-complex="Tahoma" style:font-family-complex="Tahoma" style:font-pitch-complex="variable" style:font-size-complex="36pt" style:font-style-complex="normal" style:font-weight-complex="normal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color="#ffffff" draw:fill-image-name="oslandia_5f_background_5f_pag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draw:auto-grow-width="true" fo:min-height="0.943cm" fo:min-width="2.537cm"/>
    </style:style>
    <style:style style:name="Mgr6" style:family="graphic" style:parent-style-name="standard">
      <style:graphic-properties draw:stroke="none" draw:fill="none" draw:fill-color="#ffffff" draw:auto-grow-width="true" fo:min-height="0.943cm" fo:min-width="0.235cm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484cm"/>
    </style:style>
    <style:style style:name="Mpr1" style:family="presentation" style:parent-style-name="c2c_5f_slides-title">
      <style:graphic-properties svg:stroke-color="#708ea3" draw:fill-color="#ffffff" draw:auto-grow-height="false" fo:min-height="3.181cm"/>
    </style:style>
    <style:style style:name="Mpr2" style:family="presentation" style:parent-style-name="c2c_5f_slides-outline1" style:list-style-name="ML5">
      <style:graphic-properties draw:fill-color="#ffffff" draw:auto-grow-height="false" fo:min-height="12.573cm"/>
    </style:style>
    <style:style style:name="Mpr3" style:family="presentation" style:parent-style-name="template-presentation-macos-title">
      <style:graphic-properties draw:fill-color="#ffffff" draw:auto-grow-height="false" fo:min-height="3.181cm"/>
    </style:style>
    <style:style style:name="Mpr4" style:family="presentation" style:parent-style-name="template-presentation-macos-outline1">
      <style:graphic-properties draw:fill-color="#ffffff" draw:auto-grow-height="false" fo:min-height="12.573cm"/>
    </style:style>
    <style:style style:name="MP1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indent="0cm"/>
    </style:style>
    <style:style style:name="MP5" style:family="paragraph">
      <loext:graphic-properties draw:fill-color="#ffffff"/>
      <style:paragraph-properties fo:margin-left="0cm" fo:margin-right="0cm" fo:text-indent="0cm"/>
    </style:style>
    <style:style style:name="MP6" style:family="paragraph">
      <loext:graphic-properties draw:fill-color="#ffffff"/>
      <style:paragraph-properties fo:margin-left="0.507cm" fo:margin-right="0cm" fo:text-indent="-0.507cm"/>
    </style:style>
    <style:style style:name="MP7" style:family="paragraph">
      <loext:graphic-properties draw:fill="none"/>
    </style:style>
    <style:style style:name="MP8" style:family="paragraph">
      <loext:graphic-properties draw:fill="none" draw:fill-color="#ffffff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style:paragraph-properties fo:margin-left="0.507cm" fo:margin-right="0cm" fo:text-indent="-0.507cm"/>
    </style:style>
    <style:style style:name="MP11" style:family="paragraph">
      <loext:graphic-properties draw:fill-color="#ffffff"/>
      <style:paragraph-properties fo:margin-left="1.2cm" fo:margin-right="0cm" fo:text-indent="-0.9cm"/>
    </style:style>
    <style:style style:name="MP12" style:family="paragraph">
      <style:paragraph-properties fo:margin-left="0cm" fo:margin-right="0cm" fo:text-align="center" fo:text-indent="0cm" style:writing-mode="lr-tb">
        <style:tab-stops/>
      </style:paragraph-properties>
    </style:style>
    <style:style style:name="MP13" style:family="paragraph">
      <loext:graphic-properties draw:fill="none" draw:fill-color="#ffffff"/>
      <style:paragraph-properties fo:margin-left="0cm" fo:margin-right="0cm" fo:text-align="center" fo:text-indent="0cm" style:writing-mode="lr-tb">
        <style:tab-stops/>
      </style:paragraph-properties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style:font-name="URW Gothic L" fo:font-size="12pt" style:font-size-asian="12pt" style:font-size-complex="12pt"/>
    </style:style>
    <style:style style:name="MT3" style:family="text">
      <style:text-properties fo:color="#808080" style:font-name="Arial1" fo:font-size="11pt" fo:language="fr" fo:country="CH" fo:font-style="normal" fo:font-weight="normal" style:font-size-asian="12pt" style:font-size-complex="12pt"/>
    </style:style>
    <style:style style:name="MT4" style:family="text">
      <style:text-properties style:font-name="Arial1" fo:font-size="11pt" fo:language="fr" fo:country="CH" fo:font-style="normal" fo:font-weight="normal" style:font-size-asian="12pt" style:font-size-complex="12pt"/>
    </style:style>
    <text:list-style style:name="ML1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g">
        <style:list-level-properties text:min-label-width="0.507cm"/>
        <style:text-properties fo:font-family="Webdings" style:font-family-generic="swiss" style:font-pitch="variable" fo:color="#ff6633" fo:font-size="2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fo:color="#ff6633" fo:font-size="100%"/>
      </text:list-level-style-bullet>
      <text:list-level-style-bullet text:level="3" text:bullet-char="●">
        <style:list-level-properties text:space-before="2.235cm" text:min-label-width="0.507cm"/>
        <style:text-properties fo:font-family="StarSymbol" style:font-charset="x-symbol" fo:color="#ff6633" fo:font-size="25%"/>
      </text:list-level-style-bullet>
      <text:list-level-style-bullet text:level="4" text:bullet-char="●">
        <style:list-level-properties text:space-before="3.241cm" text:min-label-width="0.485cm"/>
        <style:text-properties fo:font-family="StarSymbol" style:font-charset="x-symbol" fo:color="#ff6633" fo:font-size="25%"/>
      </text:list-level-style-bullet>
      <text:list-level-style-bullet text:level="5" text:bullet-char="●">
        <style:list-level-properties text:space-before="4.233cm" text:min-label-width="0.507cm"/>
        <style:text-properties fo:font-family="StarSymbol" style:font-charset="x-symbol" fo:color="#ff6633" fo:font-size="25%"/>
      </text:list-level-style-bullet>
      <text:list-level-style-bullet text:level="6" text:bullet-char="g">
        <style:list-level-properties text:space-before="4.233cm" text:min-label-width="0.507cm"/>
        <style:text-properties fo:font-family="Webdings" style:font-family-generic="swiss" style:font-pitch="variable" fo:color="#ff6633" fo:font-size="25%"/>
      </text:list-level-style-bullet>
      <text:list-level-style-bullet text:level="7" text:bullet-char="g">
        <style:list-level-properties text:space-before="4.233cm" text:min-label-width="0.507cm"/>
        <style:text-properties fo:font-family="Webdings" style:font-family-generic="swiss" style:font-pitch="variable" fo:color="#ff6633" fo:font-size="25%"/>
      </text:list-level-style-bullet>
      <text:list-level-style-bullet text:level="8" text:bullet-char="g">
        <style:list-level-properties text:space-before="4.233cm" text:min-label-width="0.507cm"/>
        <style:text-properties fo:font-family="Webdings" style:font-family-generic="swiss" style:font-pitch="variable" fo:color="#ff6633" fo:font-size="25%"/>
      </text:list-level-style-bullet>
      <text:list-level-style-bullet text:level="9" text:bullet-char="g">
        <style:list-level-properties text:space-before="4.8cm" text:min-label-width="0.6cm"/>
        <style:text-properties fo:font-family="Webdings" style:font-family-generic="swiss" style:font-pitch="variable" fo:color="#ff6633" fo:font-size="2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-">
        <style:list-level-properties text:min-label-width="0.507cm"/>
        <style:text-properties style:font-name="Arial" fo:color="#ff6309" fo:font-size="100%"/>
      </text:list-level-style-bullet>
      <text:list-level-style-bullet text:level="2" text:bullet-char="">
        <style:list-level-properties text:space-before="1.005cm" text:min-label-width="0.732cm"/>
        <style:text-properties fo:font-family="Wingdings" style:font-pitch="variable" style:font-charset="x-symbol" fo:color="#ff6309" fo:font-size="100%"/>
      </text:list-level-style-bullet>
      <text:list-level-style-bullet text:level="3" text:bullet-char="•">
        <style:list-level-properties text:space-before="2.235cm" text:min-label-width="0.507cm"/>
        <style:text-properties style:font-name="Arial" fo:color="#ff6309" fo:font-size="100%"/>
      </text:list-level-style-bullet>
      <text:list-level-style-bullet text:level="4" text:bullet-char="–">
        <style:list-level-properties text:space-before="3.241cm" text:min-label-width="0.485cm"/>
        <style:text-properties style:font-name="Arial" fo:color="#ff6309" fo:font-size="100%"/>
      </text:list-level-style-bullet>
      <text:list-level-style-bullet text:level="5" text:bullet-char="»">
        <style:list-level-properties text:space-before="4.233cm" text:min-label-width="0.507cm"/>
        <style:text-properties style:font-name="Arial" fo:color="#ff6309" fo:font-size="100%"/>
      </text:list-level-style-bullet>
      <text:list-level-style-bullet text:level="6" text:bullet-char="»">
        <style:list-level-properties text:space-before="4.233cm" text:min-label-width="0.507cm"/>
        <style:text-properties style:font-name="Arial" fo:color="#ff6309" fo:font-size="100%"/>
      </text:list-level-style-bullet>
      <text:list-level-style-bullet text:level="7" text:bullet-char="»">
        <style:list-level-properties text:space-before="4.233cm" text:min-label-width="0.507cm"/>
        <style:text-properties style:font-name="Arial" fo:color="#ff6309" fo:font-size="100%"/>
      </text:list-level-style-bullet>
      <text:list-level-style-bullet text:level="8" text:bullet-char="»">
        <style:list-level-properties text:space-before="4.233cm" text:min-label-width="0.507cm"/>
        <style:text-properties style:font-name="Arial" fo:color="#ff6309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-">
        <style:list-level-properties text:min-label-width="0.507cm"/>
        <style:text-properties style:font-name="Arial" fo:color="#000000" fo:font-size="100%"/>
      </text:list-level-style-bullet>
      <text:list-level-style-bullet text:level="2" text:bullet-char="">
        <style:list-level-properties text:space-before="1.005cm" text:min-label-width="0.732cm"/>
        <style:text-properties fo:font-family="Wingdings" style:font-pitch="variable" style:font-charset="x-symbol" fo:color="#000000" fo:font-size="100%"/>
      </text:list-level-style-bullet>
      <text:list-level-style-bullet text:level="3" text:bullet-char="•">
        <style:list-level-properties text:space-before="2.235cm" text:min-label-width="0.507cm"/>
        <style:text-properties style:font-name="Arial" fo:color="#000000" fo:font-size="100%"/>
      </text:list-level-style-bullet>
      <text:list-level-style-bullet text:level="4" text:bullet-char="–">
        <style:list-level-properties text:space-before="3.241cm" text:min-label-width="0.485cm"/>
        <style:text-properties style:font-name="Arial" fo:color="#000000" fo:font-size="100%"/>
      </text:list-level-style-bullet>
      <text:list-level-style-bullet text:level="5" text:bullet-char="»">
        <style:list-level-properties text:space-before="4.233cm" text:min-label-width="0.507cm"/>
        <style:text-properties style:font-name="Arial" fo:color="#000000" fo:font-size="100%"/>
      </text:list-level-style-bullet>
      <text:list-level-style-bullet text:level="6" text:bullet-char="»">
        <style:list-level-properties text:space-before="4.233cm" text:min-label-width="0.507cm"/>
        <style:text-properties style:font-name="Arial" fo:color="#000000" fo:font-size="100%"/>
      </text:list-level-style-bullet>
      <text:list-level-style-bullet text:level="7" text:bullet-char="»">
        <style:list-level-properties text:space-before="4.233cm" text:min-label-width="0.507cm"/>
        <style:text-properties style:font-name="Arial" fo:color="#000000" fo:font-size="100%"/>
      </text:list-level-style-bullet>
      <text:list-level-style-bullet text:level="8" text:bullet-char="»">
        <style:list-level-properties text:space-before="4.233cm" text:min-label-width="0.507cm"/>
        <style:text-properties style:font-name="Arial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8.266cm" svg:height="1.269cm" svg:x="0cm" svg:y="0cm">
        <draw:text-box>
          <text:p/>
        </draw:text-box>
      </draw:frame>
      <draw:frame draw:style-name="Mgr1" draw:text-style-name="MP2" draw:layer="backgroundobjects" svg:width="8.266cm" svg:height="1.269cm" svg:x="10.783cm" svg:y="0cm">
        <draw:text-box>
          <text:p/>
        </draw:text-box>
      </draw:frame>
      <draw:frame draw:style-name="Mgr2" draw:text-style-name="MP1" draw:layer="backgroundobjects" svg:width="8.266cm" svg:height="1.269cm" svg:x="0cm" svg:y="24.13cm">
        <draw:text-box>
          <text:p/>
        </draw:text-box>
      </draw:frame>
      <draw:frame draw:style-name="Mgr3" draw:text-style-name="MP2" draw:layer="backgroundobjects" svg:width="8.266cm" svg:height="1.269cm" svg:x="10.783cm" svg:y="24.13cm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7.274cm" svg:height="5.143cm" svg:x="1.352cm" svg:y="2.079cm"/>
      <draw:page-thumbnail draw:layer="backgroundobjects" svg:width="7.274cm" svg:height="5.143cm" svg:x="1.352cm" svg:y="8.223cm"/>
      <draw:page-thumbnail draw:layer="backgroundobjects" svg:width="7.274cm" svg:height="5.143cm" svg:x="1.352cm" svg:y="14.367cm"/>
      <draw:page-thumbnail draw:layer="backgroundobjects" svg:width="7.274cm" svg:height="5.143cm" svg:x="10.332cm" svg:y="2.079cm"/>
      <draw:page-thumbnail draw:layer="backgroundobjects" svg:width="7.274cm" svg:height="5.143cm" svg:x="10.332cm" svg:y="8.223cm"/>
      <draw:page-thumbnail draw:layer="backgroundobjects" svg:width="7.274cm" svg:height="5.143cm" svg:x="10.332cm" svg:y="14.367cm"/>
      <draw:page-thumbnail draw:layer="backgroundobjects" svg:width="7.274cm" svg:height="5.143cm" svg:x="19.312cm" svg:y="2.079cm"/>
      <draw:page-thumbnail draw:layer="backgroundobjects" svg:width="7.274cm" svg:height="5.143cm" svg:x="19.312cm" svg:y="8.223cm"/>
      <draw:page-thumbnail draw:layer="backgroundobjects" svg:width="7.274cm" svg:height="5.143cm" svg:x="19.312cm" svg:y="14.367cm"/>
    </style:handout-master>
    <style:master-page style:name="c2c_5f_slides" style:display-name="c2c_slides" style:page-layout-name="PM1" draw:style-name="Mdp1">
      <draw:frame presentation:style-name="Mpr1" draw:text-style-name="MP5" draw:layer="backgroundobjects" svg:width="27.396cm" svg:height="1.28cm" svg:x="1.5cm" svg:y="1.22cm" presentation:class="title">
        <draw:text-box>
          <text:p text:style-name="MP4">Click to edit the title text format</text:p>
        </draw:text-box>
      </draw:frame>
      <draw:frame presentation:style-name="Mpr2" draw:text-style-name="MP6" draw:layer="backgroundobjects" svg:width="26.401cm" svg:height="14.057cm" svg:x="1.599cm" svg:y="3.642cm" presentation:class="outline">
        <draw:text-box>
          <text:list text:style-name="ML3">
            <text:list-header>
              <text:p text:style-name="MP4">Click to edit the outline text format</text:p>
              <text:list>
                <text:list-item>
                  <text:p text:style-name="MP4">Second Outline Level</text:p>
                  <text:list>
                    <text:list-item>
                      <text:p text:style-name="MP4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4">Fifth Outline Level</text:p>
                              <text:list>
                                <text:list-item>
                                  <text:p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header>
          </text:list>
        </draw:text-box>
      </draw:frame>
      <draw:frame draw:style-name="Mgr4" draw:text-style-name="MP7" draw:layer="backgroundobjects" svg:width="8.533cm" svg:height="1.397cm" svg:x="1.667cm" svg:y="19.603cm">
        <draw:image xlink:href="Pictures/100002010000025C0000006362D1F0227CA0901E.png" xlink:type="simple" xlink:show="embed" xlink:actuate="onLoad">
          <text:p/>
        </draw:image>
      </draw:frame>
      <draw:frame draw:style-name="Mgr4" draw:text-style-name="MP7" draw:layer="backgroundobjects" svg:width="25.655cm" svg:height="0.027cm" svg:x="2cm" svg:y="2.8cm">
        <draw:image xlink:href="Pictures/100002010000038D000000019EFC040B9961A1F8.png" xlink:type="simple" xlink:show="embed" xlink:actuate="onLoad">
          <text:p/>
        </draw:image>
      </draw:frame>
      <draw:frame draw:style-name="Mgr5" draw:text-style-name="MP8" draw:layer="backgroundobjects" svg:width="3.267cm" svg:height="1.193cm" svg:x="26.794cm" svg:y="20.007cm">
        <draw:text-box>
          <text:p><text:span text:style-name="MT2"><text:page-number>&lt;numéro&gt;</text:page-number></text:span><text:span text:style-name="MT2"><text:s/>/ </text:span></text:p>
        </draw:text-box>
      </draw:frame>
      <draw:frame draw:style-name="Mgr6" draw:text-style-name="MP8" draw:layer="backgroundobjects" svg:width="0.773cm" svg:height="1.193cm" svg:x="28.492cm" svg:y="20.007cm">
        <draw:text-box>
          <text:p><text:span text:style-name="MT2"><text:page-count>4</text:page-count></text:span></text:p>
        </draw:text-box>
      </draw:frame>
      <presentation:notes style:page-layout-name="PM2">
        <draw:rect draw:style-name="Mgr7" draw:text-style-name="MP9" draw:layer="backgroundobjects" svg:width="19.05cm" svg:height="25.4cm" svg:x="0cm" svg:y="0cm">
          <text:p/>
        </draw:rect>
        <draw:page-thumbnail presentation:style-name="c2c_5f_slides-title" draw:layer="backgroundobjects" svg:width="12.7cm" svg:height="9.526cm" svg:x="3.175cm" svg:y="1.904cm" presentation:class="page"/>
        <draw:frame presentation:style-name="c2c_5f_slides-notes" draw:layer="backgroundobjects" svg:width="15.24cm" svg:height="11.431cm" svg:x="1.905cm" svg:y="12.065cm" presentation:class="notes" presentation:placeholder="true">
          <draw:text-box/>
        </draw:frame>
      </presentation:notes>
    </style:master-page>
    <style:master-page style:name="template-presentation-macos" style:page-layout-name="PM1" draw:style-name="Mdp1">
      <draw:frame draw:style-name="Mgr4" draw:text-style-name="MP7" draw:layer="backgroundobjects" svg:width="29.7cm" svg:height="20.999cm" svg:x="0cm" svg:y="0.001cm">
        <draw:image xlink:href="Pictures/100002010000044D0000030C5F0D41E67D678B83.png" xlink:type="simple" xlink:show="embed" xlink:actuate="onLoad">
          <text:p/>
        </draw:image>
      </draw:frame>
      <draw:frame presentation:style-name="Mpr3" draw:text-style-name="MP5" draw:layer="backgroundobjects" svg:width="20.897cm" svg:height="1.795cm" svg:x="7cm" svg:y="11.005cm" presentation:class="title">
        <draw:text-box>
          <text:p text:style-name="MP4">Cartographie avec D3JS</text:p>
        </draw:text-box>
      </draw:frame>
      <draw:frame presentation:style-name="Mpr4" draw:text-style-name="MP11" draw:layer="backgroundobjects" svg:width="19.44cm" svg:height="0.997cm" svg:x="7.5cm" svg:y="12.8cm" presentation:class="outline">
        <draw:text-box>
          <text:list text:style-name="ML4">
            <text:list-item>
              <text:p text:style-name="MP10">Sylvain B. - mai 2015</text:p>
            </text:list-item>
          </text:list>
        </draw:text-box>
      </draw:frame>
      <draw:frame draw:style-name="Mgr8" draw:text-style-name="MP13" draw:layer="backgroundobjects" svg:width="27.2cm" svg:height="0.734cm" svg:x="1.5cm" svg:y="19.304cm">
        <draw:text-box>
          <text:p text:style-name="MP12"><text:span text:style-name="MT3">Licence GNU FDL </text:span><text:span text:style-name="MT4"><text:tab/></text:span><text:span text:style-name="MT4"><text:tab/></text:span><text:span text:style-name="MT4"><text:tab/></text:span><text:span text:style-name="MT4"><text:tab/></text:span><text:span text:style-name="MT4"><text:tab/></text:span><text:span text:style-name="MT4"><text:tab/></text:span><text:span text:style-name="MT4"><text:tab/></text:span><text:span text:style-name="MT4"> <text:s text:c="11"/></text:span><text:span text:style-name="MT3">SAS / </text:span><text:span text:style-name="MT3"><text:date style:data-style-name="D6" text:date-value="2019-06-18">18. juin 2019</text:date></text:span><text:span text:style-name="MT3"><text:s/>/ www.oslandia.com / infos@oslandia.com</text:span></text:p>
        </draw:text-box>
      </draw:frame>
      <draw:frame draw:style-name="Mgr4" draw:text-style-name="MP7" draw:layer="backgroundobjects" svg:width="25.655cm" svg:height="0.027cm" svg:x="2.147cm" svg:y="10.515cm">
        <draw:image xlink:href="Pictures/100002010000038D000000019EFC040B9961A1F8.png" xlink:type="simple" xlink:show="embed" xlink:actuate="onLoad">
          <text:p/>
        </draw:image>
      </draw:frame>
      <draw:frame draw:style-name="Mgr4" draw:text-style-name="MP7" draw:layer="backgroundobjects" svg:width="13.542cm" svg:height="7.356cm" svg:x="8.4cm" svg:y="2.044cm">
        <draw:image xlink:href="Pictures/10000201000003BF0000020940588A0763EFD0EA.png" xlink:type="simple" xlink:show="embed" xlink:actuate="onLoad">
          <text:p/>
        </draw:image>
      </draw:frame>
      <draw:frame draw:style-name="Mgr4" draw:text-style-name="MP7" draw:layer="backgroundobjects" svg:width="2.821cm" svg:height="0.309cm" svg:x="12.979cm" svg:y="19.491cm">
        <draw:image xlink:href="Pictures/10000201000000640000000B5067A7A030A5EB7D.png" xlink:type="simple" xlink:show="embed" xlink:actuate="onLoad">
          <text:p/>
        </draw:image>
      </draw:frame>
      <presentation:notes style:page-layout-name="PM2">
        <draw:rect draw:style-name="Mgr7" draw:text-style-name="MP9" draw:layer="backgroundobjects" svg:width="19.05cm" svg:height="25.4cm" svg:x="0cm" svg:y="0cm">
          <text:p/>
        </draw:rect>
        <draw:page-thumbnail presentation:style-name="template-presentation-macos-title" draw:layer="backgroundobjects" svg:width="12.7cm" svg:height="9.526cm" svg:x="3.175cm" svg:y="1.904cm" presentation:class="page"/>
        <draw:frame presentation:style-name="template-presentation-macos-notes" draw:layer="backgroundobjects" svg:width="15.24cm" svg:height="11.431cm" svg:x="1.905cm" svg:y="12.065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07-10-05T07:44:58</meta:creation-date>
    <dc:date>2019-06-18T09:13:24.925394314</dc:date>
    <meta:print-date>2007-10-15T08:58:44</meta:print-date>
    <dc:language>fr-CH</dc:language>
    <meta:editing-cycles>305</meta:editing-cycles>
    <meta:editing-duration>P3DT2H18M39S</meta:editing-duration>
    <dc:creator>Régis Haubourg</dc:creator>
    <meta:document-statistic meta:object-count="52"/>
    <meta:user-defined meta:name="Info 1"/>
    <meta:user-defined meta:name="Info 2"/>
    <meta:user-defined meta:name="Info 3"/>
    <meta:user-defined meta:name="Info 4"/>
  </office:meta>
</office:document-meta>
</file>